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Heading">
      <style:text-properties officeooo:rsid="0010f8ff" officeooo:paragraph-rsid="0010f8ff"/>
    </style:style>
    <style:style style:name="P2" style:family="paragraph" style:parent-style-name="Heading_20_2">
      <style:paragraph-properties fo:margin-top="0.353cm" fo:margin-bottom="0.212cm" style:contextual-spacing="false"/>
    </style:style>
    <style:style style:name="P3" style:family="paragraph" style:parent-style-name="Standard">
      <style:paragraph-properties fo:text-align="justify" style:justify-single-word="false"/>
      <style:text-properties officeooo:rsid="0010f8ff" officeooo:paragraph-rsid="0010f8ff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style:text-underline-style="solid" style:text-underline-width="auto" style:text-underline-color="font-color" officeooo:paragraph-rsid="0010f8ff"/>
    </style:style>
    <style:style style:name="P6" style:family="paragraph" style:parent-style-name="Text_20_body">
      <style:text-properties officeooo:paragraph-rsid="0010f8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f8ff"/>
    </style:style>
    <style:style style:name="T4" style:family="text">
      <style:text-properties officeooo:rsid="0010f8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Модуль — <text:span text:style-name="T4">проверка на корректную работу основных функций </text:span></text:h>
      <text:p text:style-name="Heading">Тест №<text:span text:style-name="T4">1</text:span></text:p>
      <text:p text:style-name="Standard"><text:span text:style-name="T1">Цель:</text:span><text:span text:style-name="T2"> </text:span>проверка функции initialize()</text:p>
      <text:p text:style-name="P3"><text:span text:style-name="T1">Описание процесса:</text:span> </text:p>
      <text:p text:style-name="Standard"><text:tab/>-<text:span text:style-name="T4">у</text:span>становить значение константы "PLAYER<text:span text:style-name="Emphasis">SPEED" равным 5<text:line-break/><text:tab/>-</text:span><text:span text:style-name="Emphasis"><text:span text:style-name="T4">у</text:span></text:span><text:span text:style-name="Emphasis">становить значение константы "BADDIE</text:span>SPEED" равным 10<text:line-break/><text:tab/>-<text:span text:style-name="T4">в</text:span>ызвать функцию initialize()<text:line-break/><text:tab/>-<text:span text:style-name="T4">у</text:span>бедиться, что значение переменной "EXPECTED<text:span text:style-name="Emphasis">PLAYER</text:span>SPEED" равняется 5<text:line-break/><text:tab/>-<text:span text:style-name="T4">у</text:span>бедиться, что значение переменной "EXPECTED<text:span text:style-name="Emphasis">BADDIE</text:span>SPEED" равняется 10</text:p>
      <text:p text:style-name="Standard"/>
      <text:p text:style-name="Heading">Тест №2</text:p>
      <text:p text:style-name="Text_20_body"><text:span text:style-name="T1">Цель</text:span>: проверка функции waitForPlayerToPressKey()</text:p>
      <text:p text:style-name="P4">Описание процесса<text:span text:style-name="T3">:</text:span></text:p>
      <text:p text:style-name="Text_20_body"><text:tab/>-<text:span text:style-name="T4">з</text:span>апустить игру<text:line-break/><text:tab/>-<text:span text:style-name="T4">н</text:span>ажать любую клавишу, кроме "Esc"<text:line-break/><text:tab/>-<text:span text:style-name="T4">у</text:span>бедиться, что игра продолжается<text:line-break/><text:tab/>-<text:span text:style-name="T4">н</text:span>ажать клавишу "Esc"<text:line-break/><text:tab/>-<text:span text:style-name="T4">у</text:span>бедиться, что игра закрывается</text:p>
      <text:p text:style-name="P1">Тест №3</text:p>
      <text:p text:style-name="P6"><text:span text:style-name="T1">Цель</text:span>: проверка функции playerHasHitBaddie()</text:p>
      <text:p text:style-name="P5">Описание процесса<text:span text:style-name="T3">:</text:span></text:p>
      <text:p text:style-name="P6"><text:span text:style-name="T3"><text:tab/></text:span>-<text:span text:style-name="T4">с</text:span>оздать два прямоугольника: один для игрока, другой для врага<text:line-break/><text:tab/>-<text:span text:style-name="T4">п</text:span>ересечь прямоугольник игрока с прямоугольником врага<text:line-break/><text:tab/>-<text:span text:style-name="T4">в</text:span>ызвать функцию playerHasHitBaddie()<text:line-break/><text:tab/>-<text:span text:style-name="T4">у</text:span>бедиться, что функция возвращает значение True</text:p>
      <text:p text:style-name="Heading">Тест <text:span text:style-name="T4">№4</text:span></text:p>
      <text:p text:style-name="P6"><text:span text:style-name="T1">Цель</text:span>: проверка функции drawText()</text:p>
      <text:p text:style-name="P6"><text:span text:style-name="T1">Описание процесса</text:span><text:span text:style-name="T3">:</text:span></text:p>
      <text:p text:style-name="P6"><text:span text:style-name="T3"><text:tab/>-создать поверхность с размером 800x600<text:line-break/><text:tab/>-установить желаемый цвет текста<text:line-break/><text:tab/>-вызвать функцию drawText(), передав ей текст и координаты для отрисовки<text:line-break/><text:tab/>-убедиться, что текст был отрисован на поверхности в правильном цвете</text:span></text:p>
      <text:p text:style-name="Standard"/>
      <text:p text:style-name="Heading"><text:soft-page-break/>Тест №<text:span text:style-name="T4">5</text:span></text:p>
      <text:p text:style-name="P6"><text:span text:style-name="T1">Цель</text:span>: проверка функции main()</text:p>
      <text:p text:style-name="P6"><text:span text:style-name="T1">Описание процесса</text:span><text:span text:style-name="T3">:</text:span></text:p>
      <text:p text:style-name="Text_20_body"><text:tab/>-<text:span text:style-name="T4">з</text:span>апустить игру<text:line-break/><text:tab/>-<text:span text:style-name="T4">у</text:span>бедиться, что игрок может двигаться вправо и влево при нажатии на <text:tab/><text:tab/>соответствующие клавиши<text:line-break/><text:tab/>-<text:span text:style-name="T4">у</text:span>бедиться, что враги добавляются со временем<text:line-break/><text:tab/>-<text:span text:style-name="T4">п</text:span>роверить, что счет увеличивается при столкновении игрока с врагом<text:line-break/><text:tab/>-<text:span text:style-name="T4">п</text:span>роверить, что игра заканчивается при столкновении игрока с врагом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ans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24T09:04:53.511097200</meta:creation-date>
    <dc:date>2023-06-05T12:30:38.171676660</dc:date>
    <meta:editing-cycles>3</meta:editing-cycles>
    <meta:editing-duration>PT1H4M32S</meta:editing-duration>
    <meta:document-statistic meta:table-count="0" meta:image-count="0" meta:object-count="0" meta:page-count="2" meta:paragraph-count="21" meta:word-count="186" meta:character-count="1521" meta:non-whitespace-character-count="1328"/>
    <meta:generator>LibreOffice/7.4.3.2$Linux_X86_64 LibreOffice_project/40$Build-2</meta:generator>
  </office:meta>
</office:document-meta>
</file>